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graphics" manifest:full-path="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objectwithoutfill">
      <style:graphic-properties draw:fill="solid" draw:fill-color="#ffffff" draw:textarea-horizontal-align="justify" draw:auto-grow-height="false" fo:min-height="0cm" fo:min-width="0cm"/>
    </style:style>
    <style:style style:name="gr2" style:family="graphic" style:parent-style-name="objectwithoutfill">
      <style:graphic-properties draw:fill="solid" draw:fill-color="#ffffff" draw:textarea-horizontal-align="center"/>
    </style:style>
    <style:style style:name="gr3" style:family="graphic" style:parent-style-name="standard">
      <style:graphic-properties draw:stroke="none" draw:fill="none" draw:fill-color="#ffffff" draw:textarea-horizontal-align="left" draw:auto-grow-height="true" draw:auto-grow-width="false" fo:min-height="0.439cm" fo:min-width="2.607cm"/>
    </style:style>
    <style:style style:name="gr4" style:family="graphic" style:parent-style-name="standard">
      <style:graphic-properties draw:stroke="none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draw:fill="none" draw:fill-color="#ffffff" draw:textarea-horizontal-align="left" draw:auto-grow-height="true" draw:auto-grow-width="false" fo:min-height="0.337cm" fo:min-width="2.607cm"/>
    </style:style>
    <style:style style:name="gr6" style:family="graphic" style:parent-style-name="objectwithshadow">
      <style:graphic-properties draw:stroke="none" draw:textarea-horizontal-align="left" draw:auto-grow-height="true" draw:auto-grow-width="false" fo:min-height="1.649cm" fo:min-width="3.528cm"/>
    </style:style>
    <style:style style:name="gr7" style:family="graphic" style:parent-style-name="standard">
      <style:graphic-properties draw:stroke="solid" draw:stroke-dash="Fine_20_Dashed_20__28_var_29_" draw:marker-start="Styl_20_šipky_20_1" draw:marker-start-width="0.3cm" draw:marker-end="Styl_20_šipky_20_1" draw:marker-end-width="0.3cm" draw:textarea-horizontal-align="center" draw:textarea-vertical-align="middle"/>
    </style:style>
    <style:style style:name="gr8" style:family="graphic" style:parent-style-name="standard">
      <style:graphic-properties draw:stroke="none" draw:stroke-dash="Fine_20_Dashed_20__28_var_29_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stroke="solid" draw:stroke-dash="Fine_20_Dashed_20__28_var_29_" svg:stroke-width="0.1cm" draw:marker-start-width="0.35cm" draw:marker-end-width="0.35cm" draw:fill="none" draw:textarea-horizontal-align="center" draw:textarea-vertical-align="middle" fo:padding-top="0.175cm" fo:padding-bottom="0.175cm" fo:padding-left="0.3cm" fo:padding-right="0.3cm"/>
    </style:style>
    <style:style style:name="gr10" style:family="graphic" style:parent-style-name="objectwithoutfill">
      <style:graphic-properties draw:textarea-horizontal-align="justify" draw:auto-grow-height="false" fo:min-height="0cm" fo:min-width="0cm"/>
    </style:style>
    <style:style style:name="gr11" style:family="graphic" style:parent-style-name="objectwithoutfill">
      <style:graphic-properties draw:textarea-horizontal-align="center"/>
    </style:style>
    <style:style style:name="gr12" style:family="graphic" style:parent-style-name="standard">
      <style:graphic-properties draw:stroke="none" draw:stroke-dash="Fine_20_Dashed_20__28_var_29_" svg:stroke-color="#000000" draw:fill="none" draw:fill-color="#ffffff" draw:textarea-horizontal-align="left" draw:auto-grow-height="true" draw:auto-grow-width="false" fo:min-height="0.439cm" fo:min-width="2.607cm"/>
    </style:style>
    <style:style style:name="gr13" style:family="graphic" style:parent-style-name="standard">
      <style:graphic-properties draw:stroke="solid" draw:stroke-dash="Fine_20_Dashed_20__28_var_29_" svg:stroke-width="0.05cm" draw:marker-start="Arrow" draw:marker-start-width="0.375cm" draw:marker-end="Arrow" draw:marker-end-width="0.375cm" draw:textarea-horizontal-align="center" draw:textarea-vertical-align="middle" fo:padding-top="0.15cm" fo:padding-bottom="0.15cm" fo:padding-left="0.275cm" fo:padding-right="0.275cm"/>
    </style:style>
    <style:style style:name="gr14" style:family="graphic" style:parent-style-name="objectwithoutfill">
      <style:graphic-properties fo:min-height="0.662cm"/>
    </style:style>
    <style:style style:name="gr15" style:family="graphic" style:parent-style-name="objectwithoutfill">
      <style:graphic-properties draw:auto-grow-height="false" fo:min-height="0.599cm" fo:min-width="0cm"/>
    </style:style>
    <style:style style:name="gr16" style:family="graphic" style:parent-style-name="standard">
      <style:graphic-properties draw:stroke="none" draw:fill="none" draw:fill-color="#ffffff" draw:auto-grow-height="true" draw:auto-grow-width="false" fo:min-height="0.328cm" fo:min-width="0.872cm"/>
    </style:style>
    <style:style style:name="gr17" style:family="graphic" style:parent-style-name="standard">
      <style:graphic-properties draw:stroke="solid" draw:marker-start="Arrow" draw:marker-end="Arrow" draw:marker-end-width="0.3cm" draw:textarea-horizontal-align="center" draw:textarea-vertical-align="middle"/>
    </style:style>
    <style:style style:name="gr18" style:family="graphic" style:parent-style-name="standard">
      <style:graphic-properties draw:stroke="solid" draw:textarea-horizontal-align="justify" draw:textarea-vertical-align="middle" draw:auto-grow-height="false" fo:min-height="0cm" fo:min-width="0cm"/>
    </style:style>
    <style:style style:name="gr19" style:family="graphic" style:parent-style-name="standard">
      <style:graphic-properties draw:marker-end="Arrow" draw:marker-end-width="0.3cm" draw:textarea-horizontal-align="center" draw:textarea-vertical-align="middl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1" style:family="graphic" style:parent-style-name="standard">
      <style:graphic-properties draw:textarea-horizontal-align="center" draw:textarea-vertical-align="middle"/>
    </style:style>
    <style:style style:name="gr22" style:family="graphic" style:parent-style-name="standard">
      <style:graphic-properties draw:textarea-horizontal-align="center" draw:textarea-vertical-align="middle"/>
    </style:style>
    <style:style style:name="gr23" style:family="graphic" style:parent-style-name="standard">
      <style:graphic-properties draw:fill="solid" draw:fill-color="#ffffff" draw:textarea-horizontal-align="center" draw:textarea-vertical-align="middle"/>
    </style:style>
    <style:style style:name="gr24" style:family="graphic" style:parent-style-name="standard">
      <style:graphic-properties svg:stroke-color="#ffffff" draw:fill="solid" draw:fill-color="#ffffff" draw:textarea-horizontal-align="center" draw:textarea-vertical-align="middle"/>
    </style:style>
    <style:style style:name="gr25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0cm"/>
    </style:style>
    <style:style style:name="gr26" style:family="graphic" style:parent-style-name="standard">
      <style:graphic-properties draw:textarea-horizontal-align="center"/>
    </style:style>
    <style:style style:name="gr27" style:family="graphic" style:parent-style-name="standard">
      <style:graphic-properties draw:marker-end="Arrow" draw:marker-end-width="0.3cm" draw:textarea-horizontal-align="center"/>
    </style:style>
    <style:style style:name="gr28" style:family="graphic" style:parent-style-name="measure">
      <style:graphic-properties draw:textarea-horizontal-align="center"/>
    </style:style>
    <style:style style:name="gr29" style:family="graphic" style:parent-style-name="measure">
      <style:graphic-properties draw:textarea-horizontal-align="center"/>
    </style:style>
    <style:style style:name="gr30" style:family="graphic" style:parent-style-name="measure">
      <style:graphic-properties draw:marker-start="" draw:marker-end="" draw:textarea-horizontal-align="center"/>
    </style:style>
    <style:style style:name="gr31" style:family="graphic" style:parent-style-name="measure">
      <style:graphic-properties draw:marker-start="" draw:marker-end="Arrow" draw:textarea-horizontal-align="center"/>
    </style:style>
    <style:style style:name="gr32" style:family="graphic" style:parent-style-name="measure">
      <style:graphic-properties draw:marker-start="Arrow" draw:marker-end="" draw:textarea-horizontal-align="center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text-align="center"/>
      <style:text-properties fo:font-weight="bold"/>
    </style:style>
    <style:style style:name="P4" style:family="paragraph">
      <style:paragraph-properties fo:margin-left="0cm" fo:margin-right="0cm" text:enable-numbering="true" fo:text-indent="0cm"/>
    </style:style>
    <style:style style:name="P5" style:family="paragraph">
      <style:paragraph-properties fo:margin-left="0cm" fo:margin-right="0cm" fo:text-align="center" fo:text-indent="0cm"/>
      <style:text-properties style:text-position="super 100%" fo:font-size="10pt" style:font-size-asian="18pt" style:font-size-complex="18pt"/>
    </style:style>
    <style:style style:name="P6" style:family="paragraph">
      <style:paragraph-properties fo:margin-left="0cm" fo:margin-right="0cm" fo:text-indent="0cm"/>
    </style:style>
    <style:style style:name="P7" style:family="paragraph">
      <style:paragraph-properties fo:margin-left="0cm" fo:margin-right="0cm" fo:text-indent="0cm"/>
      <style:text-properties fo:font-size="10pt" style:font-size-asian="18pt" style:font-size-complex="18pt"/>
    </style:style>
    <style:style style:name="P8" style:family="paragraph">
      <style:text-properties fo:font-size="12pt"/>
    </style:style>
    <style:style style:name="P9" style:family="paragraph">
      <style:paragraph-properties fo:margin-left="0cm" fo:margin-right="0cm" fo:text-align="end" fo:text-indent="0cm"/>
    </style:style>
    <style:style style:name="P10" style:family="paragraph">
      <style:paragraph-properties fo:text-align="end"/>
      <style:text-properties fo:font-size="12pt"/>
    </style:style>
    <style:style style:name="P11" style:family="paragraph">
      <style:paragraph-properties fo:margin-left="0cm" fo:margin-right="0cm" fo:text-align="center" fo:text-indent="0cm"/>
      <style:text-properties fo:font-size="10pt" fo:font-weight="bold"/>
    </style:style>
    <style:style style:name="P12" style:family="paragraph">
      <style:paragraph-properties fo:margin-left="0cm" fo:margin-right="0cm" text:enable-numbering="false" fo:text-indent="0cm"/>
    </style:style>
    <style:style style:name="P13" style:family="paragraph">
      <style:paragraph-properties text:enable-numbering="false"/>
      <style:text-properties fo:font-size="10pt"/>
    </style:style>
    <style:style style:name="P14" style:family="paragraph"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0pt" fo:font-style="normal" fo:text-shadow="none" style:text-underline-style="none" fo:font-weight="normal" style:font-family-asian="Gothic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P15" style:family="paragraph">
      <style:paragraph-properties fo:margin-left="0cm" fo:margin-right="0cm" fo:text-align="center" fo:text-indent="0cm"/>
      <style:text-properties fo:font-weight="bold"/>
    </style:style>
    <style:style style:name="T1" style:family="text">
      <style:text-properties fo:font-weight="bold"/>
    </style:style>
    <style:style style:name="T2" style:family="text">
      <style:text-properties fo:font-size="10pt"/>
    </style:style>
    <style:style style:name="T3" style:family="text">
      <style:text-properties fo:font-size="10pt" style:font-size-asian="18pt" style:font-size-complex="18pt"/>
    </style:style>
    <style:style style:name="T4" style:family="text">
      <style:text-properties fo:font-size="12pt"/>
    </style:style>
    <style:style style:name="T5" style:family="text">
      <style:text-properties fo:font-size="10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architektura" draw:style-name="dp1" draw:master-page-name="Výchozí">
        <office:forms form:automatic-focus="false" form:apply-design-mode="false"/>
        <draw:g>
          <draw:custom-shape draw:style-name="gr1" draw:text-style-name="P1" draw:layer="layout" svg:width="3.097cm" svg:height="2.995cm" svg:x="2.932cm" svg:y="5.252cm">
            <text:p text:style-name="P6"/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1" draw:text-style-name="P1" draw:layer="layout" svg:width="3.099cm" svg:height="2.997cm" svg:x="2.6cm" svg:y="5.571cm">
            <text:p text:style-name="P6"/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1" draw:text-style-name="P1" draw:layer="layout" svg:width="3.097cm" svg:height="2.996cm" svg:x="2.272cm" svg:y="5.893cm">
            <text:p text:style-name="P6"/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line draw:style-name="gr2" draw:text-style-name="P1" draw:layer="layout" svg:x1="2.272cm" svg:y1="6.582cm" svg:x2="5.369cm" svg:y2="6.582cm">
            <text:p text:style-name="P6"/>
          </draw:line>
        </draw:g>
        <draw:frame draw:style-name="gr3" draw:text-style-name="P3" draw:layer="layout" svg:width="3.097cm" svg:height="0.439cm" svg:x="2.335cm" svg:y="6.018cm">
          <draw:text-box>
            <text:p text:style-name="P2"><text:span text:style-name="T1">Měřící moduly</text:span></text:p>
          </draw:text-box>
        </draw:frame>
        <draw:frame draw:style-name="gr4" draw:layer="layout" svg:width="2.473cm" svg:height="1.577cm" svg:x="2.335cm" svg:y="6.707cm">
          <draw:text-box>
            <text:list text:style-name="L1">
              <text:list-item>
                <text:p text:style-name="P4"><text:s/>teplota, otáčky</text:p>
              </text:list-item>
            </text:list>
            <text:list text:style-name="L1">
              <text:list-item>
                <text:p text:style-name="P4"><text:s/>CPU, HDD</text:p>
              </text:list-item>
            </text:list>
            <text:list text:style-name="L1">
              <text:list-item>
                <text:p text:style-name="P4"><text:s/>benchmarky</text:p>
              </text:list-item>
            </text:list>
            <text:list text:style-name="L1">
              <text:list-item>
                <text:p text:style-name="P4"><text:s/>...</text:p>
              </text:list-item>
            </text:list>
          </draw:text-box>
        </draw:frame>
        <draw:g>
          <draw:g>
            <draw:custom-shape draw:style-name="gr1" draw:text-style-name="P1" draw:layer="layout" svg:width="4.04cm" svg:height="3.114cm" svg:x="9.054cm" svg:y="0.868cm">
              <text:p text:style-name="P6"/>
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</draw:custom-shape>
            <draw:custom-shape draw:style-name="gr1" draw:text-style-name="P1" draw:layer="layout" svg:width="4.042cm" svg:height="3.115cm" svg:x="8.621cm" svg:y="1.2cm">
              <text:p text:style-name="P6"/>
              <draw:enhanced-geometry svg:viewBox="0 0 21600 21600" draw:glue-points="10800 0 0 10800 10800 21600 21600 10800" draw:type="flowchart-process" draw:enhanced-path="M 0 0 L 21600 0 21600 21600 0 21600 0 0 Z N"/>
            </draw:custom-shape>
            <draw:custom-shape draw:style-name="gr1" draw:text-style-name="P1" draw:layer="layout" svg:width="4.04cm" svg:height="3.115cm" svg:x="8.193cm" svg:y="1.534cm">
              <text:p text:style-name="P6"/>
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</draw:custom-shape>
            <draw:line draw:style-name="gr2" draw:text-style-name="P1" draw:layer="layout" svg:x1="8.193cm" svg:y1="2.251cm" svg:x2="12.233cm" svg:y2="2.251cm">
              <text:p text:style-name="P6"/>
            </draw:line>
          </draw:g>
          <draw:frame draw:style-name="gr5" draw:text-style-name="P3" draw:layer="layout" svg:width="4.268cm" svg:height="0.395cm" svg:x="8.193cm" svg:y="1.691cm">
            <draw:text-box>
              <text:p text:style-name="P2"><text:span text:style-name="T1">Zobrazovací moduly</text:span></text:p>
            </draw:text-box>
          </draw:frame>
          <draw:frame draw:style-name="gr6" draw:text-style-name="P4" draw:layer="layout" svg:width="4.028cm" svg:height="1.971cm" svg:x="8.193cm" svg:y="2.376cm">
            <draw:text-box>
              <text:list text:style-name="L1">
                <text:list-item>
                  <text:p text:style-name="P4"><text:span text:style-name="T2"><text:s/></text:span><text:span text:style-name="T2">SNMP</text:span></text:p>
                </text:list-item>
              </text:list>
              <text:list text:style-name="L1">
                <text:list-item>
                  <text:p text:style-name="P4"><text:span text:style-name="T2"><text:s/></text:span><text:span text:style-name="T2">GTK, Qt</text:span></text:p>
                </text:list-item>
              </text:list>
              <text:list text:style-name="L1">
                <text:list-item>
                  <text:p text:style-name="P4"><text:span text:style-name="T2"><text:s/></text:span><text:span text:style-name="T2">Moodss</text:span></text:p>
                </text:list-item>
              </text:list>
              <text:list text:style-name="L1">
                <text:list-item>
                  <text:p text:style-name="P4"><text:span text:style-name="T2"><text:s/></text:span><text:span text:style-name="T2">CLI</text:span></text:p>
                </text:list-item>
              </text:list>
              <text:list text:style-name="L1">
                <text:list-item>
                  <text:p text:style-name="P4"><text:span text:style-name="T2"><text:s/></text:span><text:span text:style-name="T2">...</text:span></text:p>
                </text:list-item>
              </text:list>
            </draw:text-box>
          </draw:frame>
        </draw:g>
        <draw:connector draw:style-name="gr7" draw:text-style-name="P1" draw:layer="layout" svg:x1="6.804cm" svg:y1="6.769cm" svg:x2="9.703cm" svg:y2="5.436cm" draw:start-shape="id1" draw:start-glue-point="0" draw:end-shape="id2" draw:end-glue-point="4">
          <text:p text:style-name="P6"/>
        </draw:connector>
        <draw:connector draw:style-name="gr7" draw:text-style-name="P5" draw:layer="layout" svg:x1="13.923cm" svg:y1="7.343cm" svg:x2="10.709cm" svg:y2="5.436cm" draw:start-shape="id3" draw:start-glue-point="0" draw:end-shape="id2" draw:end-glue-point="5">
          <text:p text:style-name="P6"/>
        </draw:connector>
        <draw:frame draw:style-name="gr8" draw:text-style-name="P7" draw:layer="layout" svg:width="1.094cm" svg:height="0.395cm" svg:x="12.089cm" svg:y="6.937cm">
          <draw:text-box>
            <text:p text:style-name="P6"><text:span text:style-name="T3">D-BUS</text:span></text:p>
          </draw:text-box>
        </draw:frame>
        <draw:rect draw:style-name="gr9" draw:text-style-name="P1" draw:layer="layout" svg:width="16.997cm" svg:height="8.499cm" svg:x="2.031cm" svg:y="0.635cm">
          <text:p text:style-name="P6"/>
        </draw:rect>
        <draw:frame draw:style-name="gr8" draw:text-style-name="P8" draw:layer="layout" svg:width="1.369cm" svg:height="0.949cm" svg:x="16.89cm" svg:y="0.921cm">
          <draw:text-box>
            <text:p text:style-name="P6"><text:span text:style-name="T4">Lokální</text:span></text:p>
            <text:p text:style-name="P6"><text:span text:style-name="T4">počítač</text:span></text:p>
          </draw:text-box>
        </draw:frame>
        <draw:rect draw:style-name="gr9" draw:text-style-name="P1" draw:layer="layout" svg:width="8.338cm" svg:height="5.558cm" svg:x="2.058cm" svg:y="10.156cm">
          <text:p text:style-name="P6"/>
        </draw:rect>
        <draw:rect draw:style-name="gr9" draw:text-style-name="P1" draw:layer="layout" svg:width="8.285cm" svg:height="5.522cm" svg:x="10.717cm" svg:y="10.156cm">
          <text:p text:style-name="P6"/>
        </draw:rect>
        <draw:frame draw:style-name="gr8" draw:text-style-name="P8" draw:layer="layout" svg:width="1.937cm" svg:height="1.897cm" svg:x="2.218cm" svg:y="10.437cm">
          <draw:text-box>
            <text:p text:style-name="P6"><text:span text:style-name="T4">Vzdálený</text:span></text:p>
            <text:p text:style-name="P6"><text:span text:style-name="T4">počítač se</text:span></text:p>
            <text:p text:style-name="P6"><text:span text:style-name="T4">systémem</text:span></text:p>
            <text:p text:style-name="P6"><text:span text:style-name="T4">Beline</text:span></text:p>
          </draw:text-box>
        </draw:frame>
        <draw:frame draw:style-name="gr8" draw:text-style-name="P10" draw:layer="layout" svg:width="1.937cm" svg:height="1.897cm" svg:x="16.303cm" svg:y="10.438cm">
          <draw:text-box>
            <text:p text:style-name="P9"><text:span text:style-name="T4">Vzdálený</text:span></text:p>
            <text:p text:style-name="P9"><text:span text:style-name="T4">počítač se</text:span></text:p>
            <text:p text:style-name="P9"><text:span text:style-name="T4">systémem</text:span></text:p>
            <text:p text:style-name="P9"><text:span text:style-name="T4">Beline</text:span></text:p>
          </draw:text-box>
        </draw:frame>
        <draw:g draw:id="id4">
          <draw:g>
            <draw:custom-shape draw:style-name="gr10" draw:text-style-name="P1" draw:layer="layout" svg:width="3.252cm" svg:height="2.996cm" svg:x="6.111cm" svg:y="10.957cm">
              <text:p text:style-name="P6"/>
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</draw:custom-shape>
            <draw:line draw:style-name="gr11" draw:text-style-name="P1" draw:layer="layout" svg:x1="6.111cm" svg:y1="11.646cm" svg:x2="9.363cm" svg:y2="11.646cm">
              <text:p text:style-name="P6"/>
            </draw:line>
          </draw:g>
          <draw:frame draw:style-name="gr12" draw:text-style-name="P11" draw:layer="layout" svg:width="1.969cm" svg:height="0.439cm" svg:x="6.926cm" svg:y="11.082cm">
            <draw:text-box>
              <text:p text:style-name="P2"><text:span text:style-name="T5">Traveller</text:span></text:p>
            </draw:text-box>
          </draw:frame>
          <draw:frame draw:style-name="gr8" draw:text-style-name="P13" draw:layer="layout" svg:width="2.347cm" svg:height="1.971cm" svg:x="6.266cm" svg:y="11.771cm">
            <draw:text-box>
              <text:p text:style-name="P12"><text:span text:style-name="T2">modul pro</text:span></text:p>
              <text:p text:style-name="P12"><text:span text:style-name="T2">vzdálenou </text:span></text:p>
              <text:p text:style-name="P12"><text:span text:style-name="T2">komunikaci s </text:span></text:p>
              <text:p text:style-name="P12"><text:span text:style-name="T2">jinými </text:span></text:p>
              <text:p text:style-name="P12"><text:span text:style-name="T2">Beline systémy</text:span></text:p>
            </draw:text-box>
          </draw:frame>
        </draw:g>
        <draw:g draw:id="id6">
          <draw:g>
            <draw:custom-shape draw:style-name="gr10" draw:text-style-name="P1" draw:layer="layout" svg:width="3.287cm" svg:height="2.996cm" svg:x="11.875cm" svg:y="10.957cm">
              <text:p text:style-name="P6"/>
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</draw:custom-shape>
            <draw:line draw:style-name="gr11" draw:text-style-name="P1" draw:layer="layout" svg:x1="11.875cm" svg:y1="11.646cm" svg:x2="15.162cm" svg:y2="11.646cm">
              <text:p text:style-name="P6"/>
            </draw:line>
          </draw:g>
          <draw:frame draw:style-name="gr12" draw:text-style-name="P11" draw:layer="layout" svg:width="1.969cm" svg:height="0.439cm" svg:x="12.725cm" svg:y="11.082cm">
            <draw:text-box>
              <text:p text:style-name="P2"><text:span text:style-name="T5">Traveller</text:span></text:p>
            </draw:text-box>
          </draw:frame>
          <draw:frame draw:style-name="gr8" draw:text-style-name="P13" draw:layer="layout" svg:width="2.347cm" svg:height="1.971cm" svg:x="12.065cm" svg:y="11.771cm">
            <draw:text-box>
              <text:p text:style-name="P12"><text:span text:style-name="T2">modul pro</text:span></text:p>
              <text:p text:style-name="P12"><text:span text:style-name="T2">vzdálenou </text:span></text:p>
              <text:p text:style-name="P12"><text:span text:style-name="T2">komunikaci s </text:span></text:p>
              <text:p text:style-name="P12"><text:span text:style-name="T2">jinými </text:span></text:p>
              <text:p text:style-name="P12"><text:span text:style-name="T2">Beline systémy</text:span></text:p>
            </draw:text-box>
          </draw:frame>
        </draw:g>
        <draw:connector draw:style-name="gr13" draw:text-style-name="P1" draw:layer="layout" svg:x1="7.737cm" svg:y1="10.957cm" svg:x2="16.582cm" svg:y2="8.825cm" draw:start-shape="id4" draw:start-glue-point="0" draw:end-shape="id5">
          <text:p text:style-name="P6"/>
        </draw:connector>
        <draw:connector draw:style-name="gr13" draw:text-style-name="P1" draw:layer="layout" svg:x1="13.518cm" svg:y1="10.957cm" svg:x2="16.582cm" svg:y2="8.825cm" draw:start-shape="id6" draw:start-glue-point="0" draw:end-shape="id5">
          <text:p text:style-name="P6"/>
        </draw:connector>
        <draw:g draw:id="id5">
          <draw:g>
            <draw:custom-shape draw:style-name="gr1" draw:text-style-name="P1" draw:layer="layout" svg:width="3.097cm" svg:height="2.995cm" svg:x="15.364cm" svg:y="5.188cm">
              <text:p text:style-name="P6"/>
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</draw:custom-shape>
            <draw:custom-shape draw:style-name="gr1" draw:text-style-name="P1" draw:layer="layout" svg:width="3.099cm" svg:height="2.997cm" svg:x="15.032cm" svg:y="5.507cm">
              <text:p text:style-name="P6"/>
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</draw:custom-shape>
            <draw:custom-shape draw:style-name="gr1" draw:text-style-name="P1" draw:layer="layout" svg:width="3.097cm" svg:height="2.996cm" svg:x="14.704cm" svg:y="5.829cm">
              <text:p text:style-name="P6"/>
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</draw:custom-shape>
            <draw:line draw:style-name="gr2" draw:text-style-name="P1" draw:layer="layout" svg:x1="14.704cm" svg:y1="6.518cm" svg:x2="17.801cm" svg:y2="6.518cm">
              <text:p text:style-name="P6"/>
            </draw:line>
          </draw:g>
          <draw:frame draw:style-name="gr3" draw:text-style-name="P3" draw:layer="layout" svg:width="3.097cm" svg:height="0.439cm" svg:x="14.704cm" svg:y="5.954cm">
            <draw:text-box>
              <text:p text:style-name="P2"><text:span text:style-name="T1">Výkonné moduly</text:span></text:p>
            </draw:text-box>
          </draw:frame>
          <draw:frame draw:style-name="gr4" draw:layer="layout" svg:width="1.462cm" svg:height="1.577cm" svg:x="14.798cm" svg:y="6.611cm">
            <draw:text-box>
              <text:list text:style-name="L1">
                <text:list-item>
                  <text:p text:style-name="P4"><text:s/>traveller</text:p>
                </text:list-item>
              </text:list>
              <text:list text:style-name="L1">
                <text:list-item>
                  <text:p text:style-name="P4"><text:s/>hdparm</text:p>
                </text:list-item>
              </text:list>
              <text:list text:style-name="L1">
                <text:list-item>
                  <text:p text:style-name="P4">cdparm</text:p>
                </text:list-item>
              </text:list>
              <text:list text:style-name="L1">
                <text:list-item>
                  <text:p text:style-name="P4">...</text:p>
                </text:list-item>
              </text:list>
            </draw:text-box>
          </draw:frame>
        </draw:g>
        <draw:frame draw:style-name="gr14" draw:text-style-name="P2" draw:id="id2" draw:layer="layout" svg:width="2.867cm" svg:height="0.789cm" svg:x="8.788cm" svg:y="4.648cm">
          <draw:text-box>
            <text:p text:style-name="P2">Knihovna Beline (server)</text:p>
          </draw:text-box>
          <draw:glue-point draw:id="4" svg:x="-1.81cm" svg:y="5cm"/>
          <draw:glue-point draw:id="5" svg:x="1.705cm" svg:y="5cm"/>
        </draw:frame>
        <draw:frame draw:style-name="gr14" draw:text-style-name="P2" draw:id="id1" draw:layer="layout" svg:width="2.867cm" svg:height="0.789cm" draw:transform="rotate (-1.57079632679579) translate (6.804cm 5.336cm)">
          <draw:text-box>
            <text:p text:style-name="P2">Knihovna Beline (agent)</text:p>
          </draw:text-box>
        </draw:frame>
        <draw:frame draw:style-name="gr14" draw:text-style-name="P2" draw:id="id3" draw:layer="layout" svg:width="2.867cm" svg:height="0.789cm" draw:transform="rotate (1.5707963267946) translate (13.923cm 8.776cm)">
          <draw:text-box>
            <text:p text:style-name="P2">Knihovna Beline (agent)</text:p>
          </draw:text-box>
        </draw:frame>
        <draw:frame draw:style-name="gr8" draw:text-style-name="P7" draw:layer="layout" svg:width="1.094cm" svg:height="0.395cm" svg:x="7.459cm" svg:y="6.308cm">
          <draw:text-box>
            <text:p text:style-name="P6"><text:span text:style-name="T3">D-BUS</text:span></text:p>
          </draw:text-box>
        </draw:frame>
      </draw:page>
      <draw:page draw:name="struktura master" draw:style-name="dp1" draw:master-page-name="Výchozí">
        <office:forms form:automatic-focus="false" form:apply-design-mode="false"/>
        <draw:custom-shape draw:style-name="gr15" draw:text-style-name="P2" draw:id="id13" draw:layer="layout" svg:width="4.039cm" svg:height="0.922cm" svg:x="11.337cm" svg:y="12.809cm">
          <draw:glue-point draw:id="4" svg:x="-1.141cm" svg:y="-4.522cm"/>
          <draw:glue-point draw:id="5" svg:x="-4.976cm" svg:y="-2.516cm"/>
          <draw:glue-point draw:id="6" svg:x="-4.976cm" svg:y="2.396cm"/>
          <text:p text:style-name="P2"><text:span text:style-name="T1">Configuration manag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6" draw:text-style-name="P6" draw:layer="layout" svg:width="2.748cm" svg:height="0.789cm" svg:x="10.356cm" svg:y="3.992cm">
          <draw:text-box>
            <text:p text:style-name="P6">D-BUS sběrnice/</text:p>
            <text:p text:style-name="P6">RPC/CORBA...</text:p>
          </draw:text-box>
        </draw:frame>
        <draw:connector draw:style-name="gr17" draw:text-style-name="P1" draw:layer="layout" svg:x1="10.169cm" svg:y1="5.701cm" svg:x2="10.174cm" svg:y2="3.717cm" draw:start-shape="id7" draw:start-glue-point="0">
          <text:p text:style-name="P6"/>
        </draw:connector>
        <draw:custom-shape draw:style-name="gr18" draw:text-style-name="P1" draw:id="id8" draw:layer="layout" svg:width="1.386cm" svg:height="1.166cm" svg:x="6.732cm" svg:y="14.791cm">
          <text:p text:style-name="P6"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19" draw:text-style-name="P1" draw:layer="layout" svg:x1="6.732cm" svg:y1="15.373cm" svg:x2="6.564cm" svg:y2="13.325cm" draw:start-shape="id8" draw:start-glue-point="5" draw:end-shape="id9" draw:end-glue-point="3">
          <text:p text:style-name="P6"/>
        </draw:connector>
        <draw:frame draw:style-name="gr20" draw:layer="layout" svg:width="2.936cm" svg:height="0.395cm" svg:x="6.204cm" svg:y="14.316cm">
          <draw:text-box>
            <text:p text:style-name="P6">Registrace modulu</text:p>
          </draw:text-box>
        </draw:frame>
        <draw:rect draw:style-name="gr11" draw:text-style-name="P1" draw:layer="layout" svg:width="6.773cm" svg:height="3.195cm" svg:x="7.039cm" svg:y="7.811cm">
          <text:p text:style-name="P6"/>
        </draw:rect>
        <draw:frame draw:style-name="gr20" draw:layer="layout" svg:width="4.798cm" svg:height="0.395cm" svg:x="12.981cm" svg:y="10.193cm">
          <draw:text-box>
            <text:p text:style-name="P2">Message and request handling</text:p>
          </draw:text-box>
        </draw:frame>
        <draw:rect draw:style-name="gr21" draw:text-style-name="P3" draw:id="id14" draw:layer="layout" svg:width="2.903cm" svg:height="0.788cm" svg:x="7.145cm" svg:y="7.956cm">
          <draw:glue-point draw:id="4" svg:x="-2.438cm" svg:y="5cm"/>
          <draw:glue-point draw:id="5" svg:x="-1.172cm" svg:y="5cm"/>
          <text:p text:style-name="P2"><text:span text:style-name="T1">Control manager</text:span></text:p>
        </draw:rect>
        <draw:rect draw:style-name="gr21" draw:text-style-name="P3" draw:id="id15" draw:layer="layout" svg:width="3.285cm" svg:height="0.788cm" svg:x="10.333cm" svg:y="7.956cm">
          <draw:glue-point draw:id="4" svg:x="1.727cm" svg:y="5cm"/>
          <draw:glue-point draw:id="5" svg:x="2.888cm" svg:y="5cm"/>
          <text:p text:style-name="P2"><text:span text:style-name="T1">Message manager</text:span></text:p>
        </draw:rect>
        <draw:g draw:id="id10">
          <draw:ellipse draw:style-name="gr22" draw:text-style-name="P1" draw:layer="layout" svg:width="1.155cm" svg:height="0.274cm" svg:x="8.009cm" svg:y="7.84cm">
            <text:p text:style-name="P6"/>
          </draw:ellipse>
          <draw:rect draw:style-name="gr23" draw:text-style-name="P1" draw:layer="layout" svg:width="1.177cm" svg:height="0.549cm" svg:x="7.986cm" svg:y="7.445cm">
            <text:p text:style-name="P6"/>
          </draw:rect>
          <draw:ellipse draw:style-name="gr23" draw:text-style-name="P1" draw:layer="layout" svg:width="1.156cm" svg:height="0.274cm" svg:x="8.008cm" svg:y="7.317cm">
            <text:p text:style-name="P6"/>
          </draw:ellipse>
          <draw:ellipse draw:style-name="gr24" draw:text-style-name="P1" draw:layer="layout" svg:width="1.125cm" svg:height="0.274cm" svg:x="8.015cm" svg:y="7.822cm">
            <text:p text:style-name="P6"/>
          </draw:ellipse>
        </draw:g>
        <draw:g draw:id="id11">
          <draw:ellipse draw:style-name="gr22" draw:text-style-name="P1" draw:layer="layout" svg:width="1.155cm" svg:height="0.274cm" svg:x="11.409cm" svg:y="7.841cm">
            <text:p text:style-name="P6"/>
          </draw:ellipse>
          <draw:rect draw:style-name="gr23" draw:text-style-name="P1" draw:layer="layout" svg:width="1.177cm" svg:height="0.549cm" svg:x="11.386cm" svg:y="7.446cm">
            <text:p text:style-name="P6"/>
          </draw:rect>
          <draw:ellipse draw:style-name="gr23" draw:text-style-name="P1" draw:layer="layout" svg:width="1.156cm" svg:height="0.274cm" svg:x="11.408cm" svg:y="7.318cm">
            <text:p text:style-name="P6"/>
          </draw:ellipse>
          <draw:ellipse draw:style-name="gr24" draw:text-style-name="P1" draw:layer="layout" svg:width="1.125cm" svg:height="0.274cm" svg:x="11.415cm" svg:y="7.823cm">
            <text:p text:style-name="P6"/>
          </draw:ellipse>
        </draw:g>
        <draw:custom-shape draw:style-name="gr15" draw:text-style-name="P1" draw:id="id7" draw:layer="layout" svg:width="5.869cm" svg:height="0.922cm" svg:x="7.235cm" svg:y="5.701cm">
          <draw:glue-point draw:id="4" svg:x="-2.688cm" svg:y="4.913cm"/>
          <draw:glue-point draw:id="5" svg:x="2.99cm" svg:y="4.718cm"/>
          <text:p text:style-name="P2"><text:span text:style-name="T1">BUS manager</text:span></text:p>
          <draw:enhanced-geometry svg:viewBox="0 0 21600 21600" draw:type="rectangle" draw:enhanced-path="M 0 0 L 21600 0 21600 21600 0 21600 0 0 Z N"/>
        </draw:custom-shape>
        <draw:connector draw:style-name="gr19" draw:text-style-name="P1" draw:layer="layout" svg:x1="8.592cm" svg:y1="6.614cm" svg:x2="8.575cm" svg:y2="7.317cm" draw:start-shape="id7" draw:start-glue-point="4" draw:end-shape="id10" draw:end-glue-point="0">
          <text:p text:style-name="P6"/>
        </draw:connector>
        <draw:connector draw:style-name="gr19" draw:text-style-name="P1" draw:layer="layout" svg:x1="11.975cm" svg:y1="7.318cm" svg:x2="11.923cm" svg:y2="6.596cm" draw:start-shape="id11" draw:start-glue-point="0" draw:end-shape="id7" draw:end-glue-point="5">
          <text:p text:style-name="P6"/>
        </draw:connector>
        <draw:rect draw:style-name="gr21" draw:text-style-name="P3" draw:id="id9" draw:layer="layout" svg:width="3.05cm" svg:height="0.788cm" svg:x="6.564cm" svg:y="12.931cm">
          <draw:glue-point draw:id="4" svg:x="1.59cm" svg:y="-4.581cm"/>
          <draw:glue-point draw:id="5" svg:x="4.973cm" svg:y="-2.423cm"/>
          <draw:glue-point draw:id="6" svg:x="5cm" svg:y="2.411cm"/>
          <text:p text:style-name="P2"><text:span text:style-name="T1">Module manager</text:span></text:p>
        </draw:rect>
        <draw:rect draw:style-name="gr21" draw:text-style-name="P3" draw:id="id12" draw:layer="layout" svg:width="4.577cm" svg:height="0.788cm" svg:x="8.29cm" svg:y="10.085cm">
          <draw:glue-point draw:id="4" svg:x="-2.438cm" svg:y="5cm"/>
          <draw:glue-point draw:id="5" svg:x="-1.172cm" svg:y="5cm"/>
          <draw:glue-point draw:id="6" svg:x="-3.933cm" svg:y="-5cm"/>
          <draw:glue-point draw:id="7" svg:x="-2.555cm" svg:y="-5cm"/>
          <draw:glue-point draw:id="8" svg:x="3.135cm" svg:y="-5cm"/>
          <draw:glue-point draw:id="9" svg:x="4.112cm" svg:y="-4.72cm"/>
          <draw:glue-point draw:id="10" svg:x="1.58cm" svg:y="4.898cm"/>
          <draw:glue-point draw:id="11" svg:x="2.6cm" svg:y="4.898cm"/>
          <text:p text:style-name="P2"><text:span text:style-name="T1">Master service manager</text:span></text:p>
        </draw:rect>
        <draw:connector draw:style-name="gr19" draw:text-style-name="P1" draw:layer="layout" draw:type="lines" svg:x1="8.089cm" svg:y1="12.931cm" svg:x2="9.463cm" svg:y2="10.873cm" draw:start-shape="id9" draw:start-glue-point="0" draw:end-shape="id12" draw:end-glue-point="4">
          <text:p text:style-name="P6"/>
        </draw:connector>
        <draw:connector draw:style-name="gr19" draw:text-style-name="P1" draw:layer="layout" draw:type="lines" svg:x1="10.042cm" svg:y1="10.873cm" svg:x2="8.573cm" svg:y2="12.965cm" draw:start-shape="id12" draw:start-glue-point="5" draw:end-shape="id9" draw:end-glue-point="4">
          <text:p text:style-name="P6"/>
        </draw:connector>
        <draw:connector draw:style-name="gr19" draw:text-style-name="P1" draw:layer="layout" draw:type="lines" svg:x1="11.301cm" svg:y1="10.864cm" svg:x2="12.896cm" svg:y2="12.854cm" draw:start-shape="id12" draw:start-glue-point="10" draw:end-shape="id13" draw:end-glue-point="4">
          <text:p text:style-name="P6"/>
        </draw:connector>
        <draw:connector draw:style-name="gr19" draw:text-style-name="P1" draw:layer="layout" draw:type="lines" svg:x1="13.356cm" svg:y1="12.809cm" svg:x2="11.768cm" svg:y2="10.864cm" draw:start-shape="id13" draw:start-glue-point="0" draw:end-shape="id12" draw:end-glue-point="11">
          <text:p text:style-name="P6"/>
        </draw:connector>
        <draw:connector draw:style-name="gr19" draw:text-style-name="P1" draw:layer="layout" draw:type="lines" svg:x1="7.889cm" svg:y1="8.744cm" svg:x2="8.778cm" svg:y2="10.085cm" draw:start-shape="id14" draw:start-glue-point="4" draw:end-shape="id12" draw:end-glue-point="6">
          <text:p text:style-name="P6"/>
        </draw:connector>
        <draw:connector draw:style-name="gr19" draw:text-style-name="P1" draw:layer="layout" draw:type="lines" svg:x1="9.409cm" svg:y1="10.085cm" svg:x2="8.256cm" svg:y2="8.744cm" draw:start-shape="id12" draw:start-glue-point="7" draw:end-shape="id14" draw:end-glue-point="5">
          <text:p text:style-name="P6"/>
        </draw:connector>
        <draw:connector draw:style-name="gr19" draw:text-style-name="P1" draw:layer="layout" draw:type="lines" svg:x1="12.012cm" svg:y1="10.085cm" svg:x2="12.542cm" svg:y2="8.744cm" draw:start-shape="id12" draw:start-glue-point="8" draw:end-shape="id15" draw:end-glue-point="4">
          <text:p text:style-name="P6"/>
        </draw:connector>
        <draw:connector draw:style-name="gr19" draw:text-style-name="P1" draw:layer="layout" draw:type="lines" svg:x1="12.923cm" svg:y1="8.744cm" svg:x2="12.46cm" svg:y2="10.108cm" draw:start-shape="id15" draw:start-glue-point="5" draw:end-shape="id12" draw:end-glue-point="9">
          <text:p text:style-name="P6"/>
        </draw:connector>
        <draw:frame draw:style-name="gr20" draw:layer="layout" svg:width="0.806cm" svg:height="0.395cm" svg:x="8.202cm" svg:y="7.724cm">
          <draw:text-box>
            <text:p text:style-name="P6">FIFO</text:p>
          </draw:text-box>
        </draw:frame>
        <draw:frame draw:style-name="gr20" draw:layer="layout" svg:width="0.806cm" svg:height="0.395cm" svg:x="11.602cm" svg:y="7.725cm">
          <draw:text-box>
            <text:p text:style-name="P6">FIFO</text:p>
          </draw:text-box>
        </draw:frame>
        <draw:frame draw:style-name="gr20" draw:layer="layout" svg:width="16.267cm" svg:height="1.971cm" svg:x="3.021cm" svg:y="16.297cm">
          <draw:text-box>
            <text:p text:style-name="P6"><text:span text:style-name="T1">Master service manager</text:span>:srdcem celé knihovny, přes standardní objektovou komunikaci je s ním spojen</text:p>
            <text:p text:style-name="P6">Control manager, Message manager, Module manager a Configuration manager</text:p>
            <text:p text:style-name="P6">udržuje informace o stavu transakce (běžící, spící...), provádí akce přicházející z control manageru,</text:p>
            <text:p text:style-name="P6">zasílá odpovědi a zprávy o stavu do message manageru, exportuje háčky, přes které se připojují moduly</text:p>
            <text:p text:style-name="P6">k této knihovně (přes delegáty v C#, nebo ukazatele na fci v C++) </text:p>
          </draw:text-box>
        </draw:frame>
        <draw:custom-shape draw:style-name="gr25" draw:text-style-name="P1" draw:layer="layout" svg:width="4.768cm" svg:height="1.306cm" svg:x="3.528cm" svg:y="9.801cm">
          <text:p text:style-name="P2">VISUAL API</text:p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20" draw:layer="layout" svg:width="16.528cm" svg:height="0.789cm" svg:x="3.022cm" svg:y="18.489cm">
          <draw:text-box>
            <text:p text:style-name="P14"><text:span text:style-name="T1">Module manager</text:span>: objekt, který udržuje informace o všech známých připojených modulech(udržuje jméno,</text:p>
            <text:p text:style-name="P14"><text:s/>stav...)</text:p>
          </draw:text-box>
        </draw:frame>
        <draw:frame draw:style-name="gr20" draw:layer="layout" svg:width="16.838cm" svg:height="1.183cm" svg:x="3.022cm" svg:y="19.293cm">
          <draw:text-box>
            <text:p text:style-name="P6"><text:span text:style-name="T1">Configuration manager</text:span>: udržuje globální konfiguraci pro mastera (každý modul si udržuje svou konfiguraci </text:p>
            <text:p text:style-name="P6">u sebe); po spuštění načte z požadovaných umístění konfiguraci, během svého života na</text:p>
            <text:p text:style-name="P6">požádání poskytuje a upravuje a na konci ji opět na požádání uloží</text:p>
          </draw:text-box>
        </draw:frame>
        <draw:frame draw:style-name="gr20" draw:layer="layout" svg:width="15.919cm" svg:height="1.183cm" svg:x="3.022cm" svg:y="20.494cm">
          <draw:text-box>
            <text:p text:style-name="P6"><text:span text:style-name="T1">Control manager</text:span>: načítá z fronty zpráv jednotlivé zprávy, dekoduje je z XML komunikačních zpráv na </text:p>
            <text:p text:style-name="P6">meziobjektovou komunikaci a pomocí ní informuje Transaction manager o požadavcích serveru (volá</text:p>
            <text:p text:style-name="P6">odpovídající objektové funce)</text:p>
          </draw:text-box>
        </draw:frame>
        <draw:frame draw:style-name="gr20" draw:layer="layout" svg:width="16.74cm" svg:height="0.789cm" svg:x="3.023cm" svg:y="21.892cm">
          <draw:text-box>
            <text:p text:style-name="P6"><text:span text:style-name="T1">Message manager</text:span>: přijme příkaz přes std. objektové rozhranní od Transaction managera, vytvoří podle něj</text:p>
            <text:p text:style-name="P6">XML zprávu a tu vloží do fronty a pomcí signálu informuje BUS managera, že má zprávu odeslat</text:p>
          </draw:text-box>
        </draw:frame>
        <draw:frame draw:style-name="gr20" draw:layer="layout" svg:width="17.355cm" svg:height="1.183cm" svg:x="3.023cm" svg:y="22.896cm">
          <draw:text-box>
            <text:p text:style-name="P6"><text:span text:style-name="T1">BUS manager</text:span>: obecně nějaká transformační vrstva, která přijme zprávu k odeslání, zabalí ji do zprávy (D-BUS,</text:p>
            <text:p text:style-name="P6">CORBA, TCP/IP SOCKET apod.) a fyzicky ji odešle do správného kanálu (například na straně serveru si bude</text:p>
            <text:p text:style-name="P6">muset udržovat více spojení, ke každému běžícímu modulu jedno a nezávisle s nimi komunikovat)</text:p>
          </draw:text-box>
        </draw:frame>
        <draw:rect draw:style-name="gr26" draw:text-style-name="P3" draw:layer="layout" svg:width="3.886cm" svg:height="0.763cm" svg:x="2.368cm" svg:y="5.779cm">
          <text:p text:style-name="P15"><text:span text:style-name="T1">Beline</text:span></text:p>
        </draw:rect>
        <draw:connector draw:style-name="gr27" draw:text-style-name="P1" draw:layer="layout" draw:type="lines" svg:x1="9.605cm" svg:y1="13.135cm" svg:x2="11.347cm" svg:y2="13.039cm" draw:start-shape="id9" draw:start-glue-point="5" draw:end-shape="id13" draw:end-glue-point="5">
          <text:p text:style-name="P6"/>
        </draw:connector>
        <draw:connector draw:style-name="gr27" draw:text-style-name="P1" draw:layer="layout" draw:type="lines" svg:x1="11.347cm" svg:y1="13.49cm" svg:x2="9.614cm" svg:y2="13.514cm" draw:start-shape="id13" draw:start-glue-point="6" draw:end-shape="id9" draw:end-glue-point="6">
          <text:p text:style-name="P6"/>
        </draw:connector>
      </draw:page>
      <draw:page draw:name="struktura slave" draw:style-name="dp1" draw:master-page-name="Výchozí">
        <office:forms form:automatic-focus="false" form:apply-design-mode="false"/>
        <draw:frame draw:style-name="gr16" draw:text-style-name="P6" draw:layer="layout" svg:width="2.748cm" svg:height="0.789cm" svg:x="14.142cm" svg:y="6.586cm">
          <draw:text-box>
            <text:p text:style-name="P6">D-BUS sběrnice/</text:p>
            <text:p text:style-name="P6">RPC/CORBA...</text:p>
          </draw:text-box>
        </draw:frame>
        <draw:connector draw:style-name="gr17" draw:text-style-name="P1" draw:layer="layout" svg:x1="13.955cm" svg:y1="8.295cm" svg:x2="13.96cm" svg:y2="6.311cm" draw:start-shape="id16" draw:start-glue-point="0">
          <text:p text:style-name="P6"/>
        </draw:connector>
        <draw:rect draw:style-name="gr11" draw:text-style-name="P1" draw:layer="layout" svg:width="6.773cm" svg:height="3.861cm" svg:x="10.825cm" svg:y="10.405cm">
          <text:p text:style-name="P6"/>
        </draw:rect>
        <draw:frame draw:style-name="gr20" draw:layer="layout" svg:width="4.798cm" svg:height="0.395cm" svg:x="11.756cm" svg:y="13.667cm">
          <draw:text-box>
            <text:p text:style-name="P2">Message and request handling</text:p>
          </draw:text-box>
        </draw:frame>
        <draw:rect draw:style-name="gr21" draw:text-style-name="P3" draw:id="id19" draw:layer="layout" svg:width="2.903cm" svg:height="0.788cm" svg:x="10.931cm" svg:y="10.55cm">
          <draw:glue-point draw:id="4" svg:x="-2.438cm" svg:y="5cm"/>
          <draw:glue-point draw:id="5" svg:x="-1.172cm" svg:y="5cm"/>
          <text:p text:style-name="P2"><text:span text:style-name="T1">Control manager</text:span></text:p>
        </draw:rect>
        <draw:rect draw:style-name="gr21" draw:text-style-name="P3" draw:id="id21" draw:layer="layout" svg:width="3.285cm" svg:height="0.788cm" svg:x="14.119cm" svg:y="10.55cm">
          <draw:glue-point draw:id="4" svg:x="1.727cm" svg:y="5cm"/>
          <draw:glue-point draw:id="5" svg:x="2.888cm" svg:y="5cm"/>
          <text:p text:style-name="P2"><text:span text:style-name="T1">Message manager</text:span></text:p>
        </draw:rect>
        <draw:g draw:id="id17">
          <draw:ellipse draw:style-name="gr22" draw:text-style-name="P1" draw:layer="layout" svg:width="1.155cm" svg:height="0.274cm" svg:x="11.795cm" svg:y="10.434cm">
            <text:p text:style-name="P6"/>
          </draw:ellipse>
          <draw:rect draw:style-name="gr23" draw:text-style-name="P1" draw:layer="layout" svg:width="1.177cm" svg:height="0.549cm" svg:x="11.772cm" svg:y="10.039cm">
            <text:p text:style-name="P6"/>
          </draw:rect>
          <draw:ellipse draw:style-name="gr23" draw:text-style-name="P1" draw:layer="layout" svg:width="1.156cm" svg:height="0.274cm" svg:x="11.794cm" svg:y="9.911cm">
            <text:p text:style-name="P6"/>
          </draw:ellipse>
          <draw:ellipse draw:style-name="gr24" draw:text-style-name="P1" draw:layer="layout" svg:width="1.125cm" svg:height="0.274cm" svg:x="11.801cm" svg:y="10.416cm">
            <text:p text:style-name="P6"/>
          </draw:ellipse>
        </draw:g>
        <draw:g draw:id="id18">
          <draw:ellipse draw:style-name="gr22" draw:text-style-name="P1" draw:layer="layout" svg:width="1.155cm" svg:height="0.274cm" svg:x="15.195cm" svg:y="10.435cm">
            <text:p text:style-name="P6"/>
          </draw:ellipse>
          <draw:rect draw:style-name="gr23" draw:text-style-name="P1" draw:layer="layout" svg:width="1.177cm" svg:height="0.549cm" svg:x="15.172cm" svg:y="10.04cm">
            <text:p text:style-name="P6"/>
          </draw:rect>
          <draw:ellipse draw:style-name="gr23" draw:text-style-name="P1" draw:layer="layout" svg:width="1.156cm" svg:height="0.274cm" svg:x="15.194cm" svg:y="9.912cm">
            <text:p text:style-name="P6"/>
          </draw:ellipse>
          <draw:ellipse draw:style-name="gr24" draw:text-style-name="P1" draw:layer="layout" svg:width="1.125cm" svg:height="0.274cm" svg:x="15.201cm" svg:y="10.417cm">
            <text:p text:style-name="P6"/>
          </draw:ellipse>
        </draw:g>
        <draw:custom-shape draw:style-name="gr15" draw:text-style-name="P1" draw:id="id16" draw:layer="layout" svg:width="5.869cm" svg:height="0.922cm" svg:x="11.021cm" svg:y="8.295cm">
          <draw:glue-point draw:id="4" svg:x="-2.688cm" svg:y="4.913cm"/>
          <draw:glue-point draw:id="5" svg:x="2.99cm" svg:y="4.718cm"/>
          <text:p text:style-name="P2"><text:span text:style-name="T1">BUS manager</text:span></text:p>
          <draw:enhanced-geometry svg:viewBox="0 0 21600 21600" draw:type="rectangle" draw:enhanced-path="M 0 0 L 21600 0 21600 21600 0 21600 0 0 Z N"/>
        </draw:custom-shape>
        <draw:connector draw:style-name="gr19" draw:text-style-name="P1" draw:layer="layout" svg:x1="12.378cm" svg:y1="9.208cm" svg:x2="12.361cm" svg:y2="9.911cm" draw:start-shape="id16" draw:start-glue-point="4" draw:end-shape="id17" draw:end-glue-point="0">
          <text:p text:style-name="P6"/>
        </draw:connector>
        <draw:connector draw:style-name="gr19" draw:text-style-name="P1" draw:layer="layout" svg:x1="15.761cm" svg:y1="9.912cm" svg:x2="15.709cm" svg:y2="9.19cm" draw:start-shape="id18" draw:start-glue-point="0" draw:end-shape="id16" draw:end-glue-point="5">
          <text:p text:style-name="P6"/>
        </draw:connector>
        <draw:rect draw:style-name="gr21" draw:text-style-name="P3" draw:id="id20" draw:layer="layout" svg:width="4.386cm" svg:height="0.788cm" svg:x="12.042cm" svg:y="12.679cm">
          <draw:glue-point draw:id="6" svg:x="-3.933cm" svg:y="-5cm"/>
          <draw:glue-point draw:id="7" svg:x="-2.555cm" svg:y="-5cm"/>
          <draw:glue-point draw:id="8" svg:x="3.135cm" svg:y="-5cm"/>
          <draw:glue-point draw:id="9" svg:x="4.112cm" svg:y="-4.72cm"/>
          <draw:glue-point draw:id="13" svg:x="-4.944cm" svg:y="-1.941cm"/>
          <draw:glue-point draw:id="14" svg:x="-4.944cm" svg:y="1.979cm"/>
          <text:p text:style-name="P2"><text:span text:style-name="T1">Slave service manager</text:span></text:p>
        </draw:rect>
        <draw:connector draw:style-name="gr19" draw:text-style-name="P1" draw:layer="layout" draw:type="lines" svg:x1="11.675cm" svg:y1="11.338cm" svg:x2="12.51cm" svg:y2="12.679cm" draw:start-shape="id19" draw:start-glue-point="4" draw:end-shape="id20" draw:end-glue-point="6">
          <text:p text:style-name="P6"/>
        </draw:connector>
        <draw:connector draw:style-name="gr19" draw:text-style-name="P1" draw:layer="layout" draw:type="lines" svg:x1="13.115cm" svg:y1="12.679cm" svg:x2="12.042cm" svg:y2="11.338cm" draw:start-shape="id20" draw:start-glue-point="7" draw:end-shape="id19" draw:end-glue-point="5">
          <text:p text:style-name="P6"/>
        </draw:connector>
        <draw:connector draw:style-name="gr19" draw:text-style-name="P1" draw:layer="layout" draw:type="lines" svg:x1="15.61cm" svg:y1="12.679cm" svg:x2="16.328cm" svg:y2="11.338cm" draw:start-shape="id20" draw:start-glue-point="8" draw:end-shape="id21" draw:end-glue-point="4">
          <text:p text:style-name="P6"/>
        </draw:connector>
        <draw:connector draw:style-name="gr19" draw:text-style-name="P1" draw:layer="layout" draw:type="lines" svg:x1="16.709cm" svg:y1="11.338cm" svg:x2="16.038cm" svg:y2="12.702cm" draw:start-shape="id21" draw:start-glue-point="5" draw:end-shape="id20" draw:end-glue-point="9">
          <text:p text:style-name="P6"/>
        </draw:connector>
        <draw:frame draw:style-name="gr20" draw:layer="layout" svg:width="0.806cm" svg:height="0.395cm" svg:x="11.988cm" svg:y="10.318cm">
          <draw:text-box>
            <text:p text:style-name="P6">FIFO</text:p>
          </draw:text-box>
        </draw:frame>
        <draw:frame draw:style-name="gr20" draw:layer="layout" svg:width="0.806cm" svg:height="0.395cm" svg:x="15.388cm" svg:y="10.319cm">
          <draw:text-box>
            <text:p text:style-name="P6">FIFO</text:p>
          </draw:text-box>
        </draw:frame>
        <draw:frame draw:style-name="gr20" draw:layer="layout" svg:width="16.292cm" svg:height="2.365cm" svg:x="3.02cm" svg:y="16.1cm">
          <draw:text-box>
            <text:p text:style-name="P6"><text:span text:style-name="T1">Slave service manager</text:span>:srdcem celé knihovny, přes standardní objektovou komunikaci je s ním spojen</text:p>
            <text:p text:style-name="P6">Control manager, Message manager a Configuration manager</text:p>
            <text:p text:style-name="P6">udržuje informace o stavu transakce tohoto modulu(běžící, spící...), provádí akce přicházející z control</text:p>
            <text:p text:style-name="P6">manageru, zasílá odpovědi a zprávy o stavu do message manageru, načítá a na požádání ukládá novou </text:p>
            <text:p text:style-name="P6">konfiguraci, exportuje háčky (služby), přes které se připojují moduly k této knihovně </text:p>
            <text:p text:style-name="P6">(přes delegáty v C#, nebo ukazatele na fci v C++) </text:p>
          </draw:text-box>
        </draw:frame>
        <draw:custom-shape draw:style-name="gr25" draw:text-style-name="P1" draw:layer="layout" svg:width="5.355cm" svg:height="1.306cm" svg:x="6.627cm" svg:y="12.395cm">
          <text:p text:style-name="P2">MODULE HOOKS(API)</text:p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20" draw:layer="layout" svg:width="16.758cm" svg:height="0.789cm" svg:x="3.021cm" svg:y="18.59cm">
          <draw:text-box>
            <text:p text:style-name="P6"><text:span text:style-name="T1">Configuration manager</text:span>: po spuštění načte z požadovaných umístění konfiguraci, během svého života ji na</text:p>
            <text:p text:style-name="P6">požádání poskytuje a upravuje a na konci ji opět na požádání uloží</text:p>
          </draw:text-box>
        </draw:frame>
        <draw:frame draw:style-name="gr20" draw:layer="layout" svg:width="15.919cm" svg:height="1.183cm" svg:x="3.021cm" svg:y="19.494cm">
          <draw:text-box>
            <text:p text:style-name="P6"><text:span text:style-name="T1">Control manager</text:span>: načítá z fronty zpráv jednotlivé zprávy, dekoduje je z XML komunikačních zpráv na </text:p>
            <text:p text:style-name="P6">meziobjektovou komunikaci a pomocí ní informuje Transaction manager o požadavcích serveru (volá</text:p>
            <text:p text:style-name="P6">odpovídající objektové funce)</text:p>
          </draw:text-box>
        </draw:frame>
        <draw:frame draw:style-name="gr20" draw:layer="layout" svg:width="16.74cm" svg:height="0.789cm" svg:x="3.022cm" svg:y="20.792cm">
          <draw:text-box>
            <text:p text:style-name="P6"><text:span text:style-name="T1">Message manager</text:span>: přijme příkaz přes std. objektové rozhranní od Transaction managera, vytvoří podle něj</text:p>
            <text:p text:style-name="P6">XML zprávu a tu vloží do fronty a pomcí signálu informuje BUS managera, že má zprávu odeslat</text:p>
          </draw:text-box>
        </draw:frame>
        <draw:frame draw:style-name="gr20" draw:layer="layout" svg:width="17.355cm" svg:height="1.183cm" svg:x="3.022cm" svg:y="21.696cm">
          <draw:text-box>
            <text:p text:style-name="P6"><text:span text:style-name="T1">BUS manager</text:span>: obecně nějaká transformační vrstva, která přijme zprávu k odeslání, zabalí ji do zprávy (D-BUS,</text:p>
            <text:p text:style-name="P6">CORBA, TCP/IP SOCKET apod.) a fyzicky ji odešle do správného kanálu (například na straně serveru si bude</text:p>
            <text:p text:style-name="P6">muset udržovat více spojení, ke každému běžícímu modulu jedno a nezávisle s nimi komunikovat)</text:p>
          </draw:text-box>
        </draw:frame>
        <draw:rect draw:style-name="gr26" draw:text-style-name="P3" draw:layer="layout" svg:width="3.886cm" svg:height="0.763cm" svg:x="5.943cm" svg:y="8.4cm">
          <text:p text:style-name="P15"><text:span text:style-name="T1">Beline</text:span></text:p>
        </draw:rect>
        <draw:frame draw:style-name="gr20" draw:layer="layout" svg:width="16.889cm" svg:height="0.789cm" svg:x="3.023cm" svg:y="22.994cm">
          <draw:text-box>
            <text:p text:style-name="P6"><text:span text:style-name="T1">Beline</text:span>: statický objekt (spouští se jako první), která slouží k inicializaci knihovny; inicializuje z množiny všech</text:p>
            <text:p text:style-name="P6">tříd mastera, nebo slejva (podle parametru), na konci se postará o bezpečné uklizení všecho</text:p>
          </draw:text-box>
        </draw:frame>
      </draw:page>
      <draw:page draw:name="Komunikace mezi systémy" draw:style-name="dp1" draw:master-page-name="Výchozí">
        <draw:frame draw:style-name="gr4" draw:layer="layout" svg:width="1.661cm" svg:height="0.395cm" svg:x="8.236cm" svg:y="2.175cm">
          <draw:text-box>
            <text:p text:style-name="P6">Traveller 1</text:p>
          </draw:text-box>
        </draw:frame>
        <draw:frame draw:style-name="gr4" draw:layer="layout" svg:width="1.661cm" svg:height="0.395cm" svg:x="11.386cm" svg:y="2.175cm">
          <draw:text-box>
            <text:p text:style-name="P6">Traveller 2</text:p>
          </draw:text-box>
        </draw:frame>
        <draw:frame draw:style-name="gr4" draw:layer="layout" svg:width="1.238cm" svg:height="0.395cm" svg:x="1.658cm" svg:y="2.175cm">
          <draw:text-box>
            <text:p text:style-name="P6">Uživatel</text:p>
          </draw:text-box>
        </draw:frame>
        <draw:frame draw:style-name="gr4" draw:layer="layout" svg:width="0.883cm" svg:height="0.395cm" svg:x="5.309cm" svg:y="2.174cm">
          <draw:text-box>
            <text:p text:style-name="P6">Jádro</text:p>
          </draw:text-box>
        </draw:frame>
        <draw:line draw:style-name="gr28" draw:text-style-name="P1" draw:layer="layout" svg:x1="5.693cm" svg:y1="2.484cm" svg:x2="5.693cm" svg:y2="10.517cm">
          <text:p text:style-name="P6"/>
        </draw:line>
        <draw:line draw:style-name="gr28" draw:text-style-name="P1" draw:layer="layout" svg:x1="2.341cm" svg:y1="2.484cm" svg:x2="2.344cm" svg:y2="10.517cm">
          <text:p text:style-name="P6"/>
        </draw:line>
        <draw:line draw:style-name="gr28" draw:text-style-name="P1" draw:layer="layout" svg:x1="12.114cm" svg:y1="2.484cm" svg:x2="12.114cm" svg:y2="10.483cm">
          <text:p text:style-name="P6"/>
        </draw:line>
        <draw:line draw:style-name="gr28" draw:text-style-name="P1" draw:layer="layout" svg:x1="8.942cm" svg:y1="2.484cm" svg:x2="8.942cm" svg:y2="10.517cm">
          <text:p text:style-name="P6"/>
        </draw:line>
        <draw:line draw:style-name="gr29" draw:text-style-name="P1" draw:layer="layout" svg:x1="2.322cm" svg:y1="3.726cm" svg:x2="5.693cm" svg:y2="3.718cm">
          <text:p text:style-name="P2">Navaž</text:p>
        </draw:line>
        <draw:line draw:style-name="gr29" draw:text-style-name="P1" draw:layer="layout" svg:x1="5.693cm" svg:y1="4.24cm" svg:x2="8.942cm" svg:y2="4.254cm">
          <text:p text:style-name="P2">LogIn</text:p>
        </draw:line>
        <draw:line draw:style-name="gr29" draw:text-style-name="P1" draw:layer="layout" svg:x1="8.942cm" svg:y1="4.756cm" svg:x2="12.124cm" svg:y2="4.756cm">
          <text:p text:style-name="P2">LogIn</text:p>
        </draw:line>
        <draw:line draw:style-name="gr29" draw:text-style-name="P1" draw:layer="layout" svg:x1="8.942cm" svg:y1="5.695cm" svg:x2="12.124cm" svg:y2="5.695cm">
          <text:p text:style-name="P2">Autentifikace</text:p>
        </draw:line>
        <draw:line draw:style-name="gr29" draw:text-style-name="P1" draw:layer="layout" svg:x1="8.942cm" svg:y1="6.699cm" svg:x2="12.124cm" svg:y2="6.699cm">
          <text:p text:style-name="P2">OK</text:p>
        </draw:line>
        <draw:line draw:style-name="gr29" draw:text-style-name="P1" draw:layer="layout" svg:x1="5.693cm" svg:y1="7.754cm" svg:x2="8.942cm" svg:y2="7.762cm">
          <text:p text:style-name="P2">OK</text:p>
        </draw:line>
        <draw:line draw:style-name="measure" draw:text-style-name="P1" draw:layer="layout" svg:x1="2.322cm" svg:y1="8.534cm" svg:x2="5.693cm" svg:y2="8.534cm">
          <text:p text:style-name="P2">OK</text:p>
        </draw:line>
        <draw:line draw:style-name="gr28" draw:text-style-name="P1" draw:layer="layout" svg:x1="5.689cm" svg:y1="2.485cm" svg:x2="5.689cm" svg:y2="10.517cm">
          <text:p text:style-name="P6"/>
        </draw:line>
        <draw:line draw:style-name="measure" draw:text-style-name="P1" draw:layer="layout" svg:x1="2.322cm" svg:y1="9.344cm" svg:x2="8.942cm" svg:y2="9.344cm">
          <text:p text:style-name="P6"/>
        </draw:line>
        <draw:line draw:style-name="measure" draw:text-style-name="P1" draw:layer="layout" svg:x1="8.942cm" svg:y1="9.344cm" svg:x2="12.124cm" svg:y2="9.344cm">
          <text:p text:style-name="P2">Zpráva</text:p>
        </draw:line>
        <draw:frame draw:style-name="gr4" draw:layer="layout" svg:width="1.094cm" svg:height="0.395cm" svg:x="6.019cm" svg:y="8.967cm">
          <draw:text-box>
            <text:p text:style-name="P6">Zpráva</text:p>
          </draw:text-box>
        </draw:frame>
      </draw:page>
      <draw:page draw:name="Zprávy modulů 1" draw:style-name="dp1" draw:master-page-name="Výchozí">
        <draw:frame draw:style-name="gr4" draw:text-style-name="P1" draw:layer="layout" svg:width="1.928cm" svg:height="0.789cm" svg:x="1.559cm" svg:y="1.679cm">
          <draw:text-box>
            <text:p text:style-name="P2">Zobrazovací</text:p>
            <text:p text:style-name="P2">modul</text:p>
          </draw:text-box>
        </draw:frame>
        <draw:frame draw:style-name="gr4" draw:text-style-name="P1" draw:layer="layout" svg:width="0.98cm" svg:height="0.789cm" svg:x="5.31cm" svg:y="1.678cm">
          <draw:text-box>
            <text:p text:style-name="P2">Měřící</text:p>
            <text:p text:style-name="P2">modul</text:p>
          </draw:text-box>
        </draw:frame>
        <draw:line draw:style-name="gr30" draw:text-style-name="P1" draw:layer="layout" svg:x1="5.694cm" svg:y1="2.485cm" svg:x2="5.694cm" svg:y2="8.157cm">
          <text:p text:style-name="P6"/>
        </draw:line>
        <draw:line draw:style-name="gr30" draw:text-style-name="P1" draw:layer="layout" svg:x1="2.342cm" svg:y1="2.485cm" svg:x2="2.345cm" svg:y2="8.157cm">
          <text:p text:style-name="P6"/>
        </draw:line>
        <draw:line draw:style-name="gr31" draw:text-style-name="P2" draw:layer="layout" svg:x1="2.323cm" svg:y1="3.727cm" svg:x2="5.694cm" svg:y2="3.719cm">
          <text:p text:style-name="P2">ALIVE</text:p>
        </draw:line>
        <draw:line draw:style-name="gr32" draw:text-style-name="P2" draw:layer="layout" svg:x1="2.324cm" svg:y1="4.319cm" svg:x2="5.695cm" svg:y2="4.327cm">
          <text:p text:style-name="P2">RETURN (0)</text:p>
        </draw:line>
        <draw:line draw:style-name="gr31" draw:text-style-name="P2" draw:layer="layout" svg:x1="2.325cm" svg:y1="5.319cm" svg:x2="5.696cm" svg:y2="5.327cm">
          <text:p text:style-name="P2">RUN[CPUFREQ(CPU1)]</text:p>
        </draw:line>
        <draw:line draw:style-name="gr32" draw:text-style-name="P2" draw:layer="layout" svg:x1="2.325cm" svg:y1="5.919cm" svg:x2="5.696cm" svg:y2="5.927cm">
          <text:p text:style-name="P2">STATUS(0)</text:p>
        </draw:line>
        <draw:line draw:style-name="gr32" draw:text-style-name="P2" draw:layer="layout" svg:x1="2.325cm" svg:y1="6.519cm" svg:x2="5.696cm" svg:y2="6.527cm">
          <text:p text:style-name="P2">STATUS(50)</text:p>
        </draw:line>
        <draw:line draw:style-name="gr32" draw:text-style-name="P2" draw:layer="layout" svg:x1="2.325cm" svg:y1="7.119cm" svg:x2="5.696cm" svg:y2="7.127cm">
          <text:p text:style-name="P2">RETURN (0;frekv,1000)</text:p>
        </draw:line>
        <draw:frame draw:style-name="gr20" draw:layer="layout" svg:width="4.155cm" svg:height="0.395cm" svg:x="1.859cm" svg:y="8.585cm">
          <draw:text-box>
            <text:p text:style-name="P6">Úspěšné získání informací</text:p>
          </draw:text-box>
        </draw:frame>
        <draw:frame draw:style-name="gr4" draw:text-style-name="P1" draw:layer="layout" svg:width="1.928cm" svg:height="0.789cm" svg:x="7.954cm" svg:y="1.68cm">
          <draw:text-box>
            <text:p text:style-name="P2">Zobrazovací</text:p>
            <text:p text:style-name="P2">modul</text:p>
          </draw:text-box>
        </draw:frame>
        <draw:frame draw:style-name="gr4" draw:text-style-name="P1" draw:layer="layout" svg:width="0.98cm" svg:height="0.789cm" svg:x="11.705cm" svg:y="1.679cm">
          <draw:text-box>
            <text:p text:style-name="P2">Měřící</text:p>
            <text:p text:style-name="P2">modul</text:p>
          </draw:text-box>
        </draw:frame>
        <draw:line draw:style-name="gr30" draw:text-style-name="P1" draw:layer="layout" svg:x1="12.089cm" svg:y1="2.486cm" svg:x2="12.089cm" svg:y2="8.158cm">
          <text:p text:style-name="P6"/>
        </draw:line>
        <draw:line draw:style-name="gr30" draw:text-style-name="P1" draw:layer="layout" svg:x1="8.737cm" svg:y1="2.486cm" svg:x2="8.74cm" svg:y2="8.158cm">
          <text:p text:style-name="P6"/>
        </draw:line>
        <draw:line draw:style-name="gr31" draw:text-style-name="P2" draw:layer="layout" svg:x1="8.718cm" svg:y1="3.728cm" svg:x2="12.089cm" svg:y2="3.72cm">
          <text:p text:style-name="P2">ALIVE</text:p>
        </draw:line>
        <draw:line draw:style-name="gr32" draw:text-style-name="P2" draw:layer="layout" svg:x1="8.719cm" svg:y1="4.32cm" svg:x2="12.09cm" svg:y2="4.328cm">
          <text:p text:style-name="P2">RETURN (0)</text:p>
        </draw:line>
        <draw:line draw:style-name="gr31" draw:text-style-name="P2" draw:layer="layout" svg:x1="8.72cm" svg:y1="5.32cm" svg:x2="12.091cm" svg:y2="5.328cm">
          <text:p text:style-name="P2">RUN[CPUFREQ(CPU1)]</text:p>
        </draw:line>
        <draw:line draw:style-name="gr32" draw:text-style-name="P2" draw:layer="layout" svg:x1="8.72cm" svg:y1="5.92cm" svg:x2="12.091cm" svg:y2="5.928cm">
          <text:p text:style-name="P2">RETURN(10;“Neexistuje“)</text:p>
        </draw:line>
        <draw:frame draw:style-name="gr20" draw:layer="layout" svg:width="4.807cm" svg:height="0.789cm" svg:x="8.443cm" svg:y="8.389cm">
          <draw:text-box>
            <text:p text:style-name="P6">Neúspěšné získání a zaslání</text:p>
            <text:p text:style-name="P6">doplňující informace informace</text:p>
          </draw:text-box>
        </draw:frame>
        <draw:frame draw:style-name="gr4" draw:text-style-name="P1" draw:layer="layout" svg:width="1.928cm" svg:height="0.789cm" svg:x="1.497cm" svg:y="10.341cm">
          <draw:text-box>
            <text:p text:style-name="P2">Zobrazovací</text:p>
            <text:p text:style-name="P2">modul</text:p>
          </draw:text-box>
        </draw:frame>
        <draw:frame draw:style-name="gr4" draw:text-style-name="P1" draw:layer="layout" svg:width="0.98cm" svg:height="0.789cm" svg:x="5.248cm" svg:y="10.34cm">
          <draw:text-box>
            <text:p text:style-name="P2">Měřící</text:p>
            <text:p text:style-name="P2">modul</text:p>
          </draw:text-box>
        </draw:frame>
        <draw:line draw:style-name="gr30" draw:text-style-name="P1" draw:layer="layout" svg:x1="5.632cm" svg:y1="11.147cm" svg:x2="5.632cm" svg:y2="16.819cm">
          <text:p text:style-name="P6"/>
        </draw:line>
        <draw:line draw:style-name="gr30" draw:text-style-name="P1" draw:layer="layout" svg:x1="2.28cm" svg:y1="11.147cm" svg:x2="2.283cm" svg:y2="16.819cm">
          <text:p text:style-name="P6"/>
        </draw:line>
        <draw:line draw:style-name="gr31" draw:text-style-name="P2" draw:layer="layout" svg:x1="2.261cm" svg:y1="12.389cm" svg:x2="5.632cm" svg:y2="12.381cm">
          <text:p text:style-name="P2">ALIVE</text:p>
        </draw:line>
        <draw:line draw:style-name="gr32" draw:text-style-name="P2" draw:layer="layout" svg:x1="2.262cm" svg:y1="12.981cm" svg:x2="5.633cm" svg:y2="12.989cm">
          <text:p text:style-name="P2">RETURN (0)</text:p>
        </draw:line>
        <draw:line draw:style-name="gr31" draw:text-style-name="P2" draw:layer="layout" svg:x1="2.263cm" svg:y1="13.981cm" svg:x2="5.634cm" svg:y2="13.989cm">
          <text:p text:style-name="P2">RUN[CPUFREQ(CPU1)]</text:p>
        </draw:line>
        <draw:line draw:style-name="gr32" draw:text-style-name="P2" draw:layer="layout" svg:x1="2.263cm" svg:y1="14.581cm" svg:x2="5.634cm" svg:y2="14.589cm">
          <text:p text:style-name="P2">STATUS(0)</text:p>
        </draw:line>
        <draw:line draw:style-name="gr32" draw:text-style-name="P2" draw:layer="layout" svg:x1="2.263cm" svg:y1="15.181cm" svg:x2="5.634cm" svg:y2="15.189cm">
          <text:p text:style-name="P2">STATUS(50)</text:p>
        </draw:line>
        <draw:line draw:style-name="gr32" draw:text-style-name="P2" draw:layer="layout" svg:x1="2.263cm" svg:y1="15.781cm" svg:x2="5.634cm" svg:y2="15.789cm">
          <text:p text:style-name="P2">RETURN (0;frekv,1000)</text:p>
        </draw:line>
        <draw:frame draw:style-name="gr20" draw:layer="layout" svg:width="4.155cm" svg:height="0.395cm" svg:x="1.797cm" svg:y="17.247cm">
          <draw:text-box>
            <text:p text:style-name="P6">Úspěšné získání informací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Styl_20_šipky_20_1" draw:display-name="Styl šipky 1" svg:viewBox="0 0 1122 2243" svg:d="m0 2108v17 17l12 42 30 34 38 21 43 4 29-8 30-21 25-26 13-34 343-1532 339 1520 13 42 29 34 39 21 42 4 42-12 34-30 21-42v-39-12l-4 4-440-1998-9-42-25-39-38-25-43-8-42 8-38 25-26 39-8 42z"/>
    <draw:stroke-dash draw:name="Dash_20_1" draw:display-name="Dash 1" draw:style="rect" draw:dots1="1" draw:dots1-length="0.02cm" draw:dots2="1" draw:dots2-length="0.02cm" draw:distance="0.02cm"/>
    <draw:stroke-dash draw:name="Fine_20_Dashed_20__28_var_29_" draw:display-name="Fine Dashed (var)" draw:style="rect" draw:dots1="1" draw:dots1-length="197%" draw:distance="19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cs" fo:country="CZ" style:font-family-asian="'Lucida Sans Unicode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none" draw:fill-color="#99ccff" draw:fill-gradient-name="Gradient_20_7" draw:fill-hatch-name="Hatch_20_1" draw:fill-image-name="Bitmape_20_1" draw:fill-image-width="0cm" draw:fill-image-height="0cm" draw:textarea-vertical-align="middle" fo:padding-top="0cm" fo:padding-bottom="0cm" fo:padding-left="0cm" fo:padding-right="0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0pt" fo:font-style="normal" fo:text-shadow="none" style:text-underline-style="none" fo:font-weight="normal" style:font-family-asian="Gothic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stroke="solid" draw:fill="none" text:animation="none"/>
      <style:paragraph-properties>
        <style:tab-stops/>
      </style:paragraph-properties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textarea-horizontal-align="center" draw:textarea-vertical-align="bottom"/>
      <style:text-properties fo:font-size="10pt"/>
    </style:style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.635cm" fo:margin-bottom="0.665cm" fo:margin-left="0.635cm" fo:margin-right="0.665cm" fo:page-width="20.989cm" fo:page-height="29.701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Výchozí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1$Build-8990</meta:generator>
    <meta:initial-creator>David Kovář</meta:initial-creator>
    <meta:creation-date>2005-09-14T21:32:21</meta:creation-date>
    <dc:creator>David Kovář</dc:creator>
    <dc:date>2006-01-24T00:12:23</dc:date>
    <dc:language>cs-CZ</dc:language>
    <meta:editing-cycles>115</meta:editing-cycles>
    <meta:editing-duration>PT11H58M16S</meta:editing-duration>
    <meta:user-defined meta:name="Info 1"/>
    <meta:user-defined meta:name="Info 2"/>
    <meta:user-defined meta:name="Info 3"/>
    <meta:user-defined meta:name="Info 4"/>
    <meta:document-statistic meta:object-count="179"/>
  </office:meta>
</office:document-meta>
</file>